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65.17pt" svg:y="63.07pt">
            <loext:p draw:notify-on-update-of-ranges="Sheet1.A1:Sheet1.A1 Sheet1.A2:Sheet1.A6 Sheet1.B1:Sheet1.B1 Sheet1.B2:Sheet1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Accuracy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24" calcext:value-type="float">
            <text:p>28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07:07.411179808</meta:creation-date>
    <dc:date>2018-06-05T18:03:35.115160236</dc:date>
    <meta:editing-duration>PT2H15M57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55cm" svg:y="4.201cm" style:legend-expansion="high" chart:style-name="ch2"/>
        <chart:plot-area chart:style-name="ch3" table:cell-range-address="Sheet1.A1:Sheet1.B6" chart:data-source-has-labels="row" svg:x="0.32cm" svg:y="0.18cm" svg:width="12.515cm" svg:height="8.64cm">
          <chartooo:coordinate-region svg:x="0.941cm" svg:y="0.379cm" svg:width="11.6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 (%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0.55">
                <text:p>0.5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8.24">
                <text:p>28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